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3cm" fo:min-width="14.048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4.548cm" svg:height="1.193cm" svg:x="6.891cm" svg:y="10.111cm">
          <draw:text-box>
            <text:p><loext:page-name>&lt;slide-name&gt;</loext:page-name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3T06:34:30.775506561</meta:creation-date>
    <dc:date>2016-02-03T09:03:13.529742542</dc:date>
    <meta:editing-duration>PT32S</meta:editing-duration>
    <meta:editing-cycles>2</meta:editing-cycles>
    <meta:generator>LibreOfficeDev/5.2.0.0.alpha0$Linux_X86_64 LibreOffice_project/8b65dec8e0fdfc8564597e90aff91b971e23f7ce</meta:generator>
    <meta:document-statistic meta:object-count="24"/>
  </office:meta>
</office:document-meta>
</file>